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ED0000021808B91D1C8D9C89FD.png" manifest:media-type="image/png"/>
  <manifest:file-entry manifest:full-path="Pictures/10000201000003F70000023CBCDD5B5D5DF7351B.png" manifest:media-type="image/png"/>
  <manifest:file-entry manifest:full-path="Pictures/10000201000001EA000002117767476980F04FFF.png" manifest:media-type="image/png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854cm" svg:height="15.133cm" svg:x="1.496cm" svg:y="2.963cm">
          <draw:image xlink:href="Pictures/10000201000003F70000023CBCDD5B5D5DF7351B.png" xlink:type="simple" xlink:show="embed" xlink:actuate="onLoad">
            <text:p/>
          </draw:image>
        </draw:frame>
        <draw:frame draw:style-name="gr2" draw:text-style-name="P1" draw:layer="layout" svg:width="0.859cm" svg:height="0.797cm" svg:x="9.875cm" svg:y="9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0.866cm" svg:height="0.797cm" svg:x="6.341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0.74cm" svg:height="0.797cm" svg:x="8.1cm" svg:y="16.10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0.747cm" svg:height="0.797cm" svg:x="1.06cm" svg:y="9.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2" draw:layer="layout" svg:x1="12.5cm" svg:y1="5.7cm" svg:x2="17.6cm" svg:y2="6cm">
          <text:p/>
        </draw:line>
        <draw:line draw:style-name="gr3" draw:text-style-name="P2" draw:layer="layout" svg:x1="7.3cm" svg:y1="9cm" svg:x2="22.2cm" svg:y2="10.6cm">
          <text:p/>
        </draw:line>
        <draw:line draw:style-name="gr3" draw:text-style-name="P2" draw:layer="layout" svg:x1="4.9cm" svg:y1="12.1cm" svg:x2="24.9cm" svg:y2="12.9cm">
          <text:p/>
        </draw:line>
        <draw:frame draw:style-name="gr2" draw:text-style-name="P1" draw:layer="layout" svg:width="0.699cm" svg:height="0.797cm" svg:x="20.6cm" svg:y="16.3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0.706cm" svg:height="0.797cm" svg:x="16.1cm" svg:y="8.5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3.725cm" svg:height="0.766cm" svg:x="19.497cm" svg:y="4.3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12.964cm" svg:height="13.995cm" svg:x="1.6cm" svg:y="3.905cm">
          <draw:image xlink:href="Pictures/10000201000001EA000002117767476980F04FFF.png" xlink:type="simple" xlink:show="embed" xlink:actuate="onLoad">
            <text:p/>
          </draw:image>
        </draw:frame>
        <draw:frame draw:style-name="gr1" draw:text-style-name="P1" draw:layer="layout" svg:width="13.043cm" svg:height="14.181cm" svg:x="15.457cm" svg:y="3.8cm">
          <draw:image xlink:href="Pictures/10000201000001ED0000021808B91D1C8D9C89FD.png" xlink:type="simple" xlink:show="embed" xlink:actuate="onLoad">
            <text:p/>
          </draw:image>
        </draw:frame>
        <draw:line draw:style-name="gr4" draw:text-style-name="P2" draw:layer="layout" svg:x1="8.8cm" svg:y1="5.7cm" svg:x2="15.6cm" svg:y2="12.2cm">
          <text:p/>
        </draw:line>
        <draw:line draw:style-name="gr3" draw:text-style-name="P2" draw:layer="layout" svg:x1="11.6cm" svg:y1="8.4cm" svg:x2="14.4cm" svg:y2="6cm">
          <text:p/>
        </draw:line>
        <draw:frame draw:style-name="gr2" draw:text-style-name="P1" draw:layer="layout" svg:width="6.003cm" svg:height="0.766cm" svg:x="18.797cm" svg:y="4.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5.464cm" svg:height="0.766cm" svg:x="5.3cm" svg:y="4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0.699cm" svg:height="0.797cm" svg:x="20.601cm" svg:y="16.3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0.706cm" svg:height="0.797cm" svg:x="16.101cm" svg:y="8.5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0.699cm" svg:height="0.797cm" svg:x="6.4cm" svg:y="16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1" draw:layer="layout" svg:width="0.706cm" svg:height="0.797cm" svg:x="1.9cm" svg:y="8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1:45:31.257102686</meta:creation-date>
    <dc:date>2020-03-26T13:44:27.365724257</dc:date>
    <meta:editing-duration>PT38M34S</meta:editing-duration>
    <meta:editing-cycles>3</meta:editing-cycles>
    <meta:generator>LibreOffice/6.0.7.3$Linux_X86_64 LibreOffice_project/0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i>z</mi>
        <mo stretchy="false">=</mo>
        <mrow>
          <mi>w</mi>
          <mo stretchy="false">⋅</mo>
          <mi>x</mi>
        </mrow>
      </mrow>
    </mrow>
    <annotation encoding="StarMath 5.0">f(z) = z = w cdot x</annotation>
  </semantics>
</math>
</file>

<file path=Object 11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12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13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7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i mathvariant="italic">max</mi>
      </mrow>
      <mo stretchy="false">{</mo>
      <mn>0,</mn>
      <mrow>
        <mi>z</mi>
        <mo stretchy="false">=</mo>
        <mrow>
          <mi>w</mi>
          <mo stretchy="false">⋅</mo>
          <mi>x</mi>
        </mrow>
      </mrow>
      <mo stretchy="false">}</mo>
    </mrow>
    <annotation encoding="StarMath 5.0">f(z) = max\{0, z = w cdot x \}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i>tanh</mi>
      </mrow>
      <mo stretchy="false">(</mo>
      <mrow>
        <mi>z</mi>
        <mo stretchy="false">=</mo>
        <mrow>
          <mi>w</mi>
          <mo stretchy="false">⋅</mo>
          <mi>x</mi>
        </mrow>
      </mrow>
      <mo stretchy="false">)</mo>
    </mrow>
    <annotation encoding="StarMath 5.0">f(z) = tanh\(z = w cdot x \)</annotation>
  </semantics>
</math>
</file>